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fo:color="#000000" loext:opacity="100%" fo:letter-spacing="normal" fo:font-weight="bold" loext:padding="0cm" loext:border="none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text-align="start" style:justify-single-word="false" fo:orphans="2" fo:widows="2" fo:background-color="#272822"/>
      <style:text-properties fo:font-variant="normal" fo:text-transform="none" fo:color="#000000" loext:opacity="100%" fo:font-size="13.5pt" fo:letter-spacing="normal" fo:font-style="normal" fo:font-weight="normal"/>
    </style:style>
    <style:style style:name="P3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4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5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color="#000000" loext:opacity="100%"/>
    </style:style>
    <style:style style:name="P6" style:family="paragraph" style:parent-style-name="Standard">
      <style:text-properties fo:color="#000000" loext:opacity="100%" officeooo:rsid="00182880" officeooo:paragraph-rsid="00182880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8" style:family="paragraph" style:parent-style-name="Text_20_body" style:list-style-name="L1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Text_20_body" style:list-style-name="L7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top="0cm" fo:margin-bottom="0cm" style:contextual-spacing="false" style:line-height-at-least="0.82cm"/>
      <style:text-properties fo:color="#000000" loext:opacity="100%" style:font-name="Source Serif Pro" fo:font-size="13.5pt" loext:padding="0cm" loext:border="none"/>
    </style:style>
    <style:style style:name="P21" style:family="paragraph" style:parent-style-name="Text_20_body">
      <style:text-properties fo:color="#000000" loext:opacity="100%" officeooo:rsid="00182880" officeooo:paragraph-rsid="00182880"/>
    </style:style>
    <style:style style:name="T1" style:family="text">
      <style:text-properties fo:text-transform="uppercase" fo:color="#ffffff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2" style:family="text">
      <style:text-properties fo:text-transform="uppercase" fo:color="#ffffff" loext:opacity="100%" style:text-line-through-style="none" style:text-line-through-type="none" style:text-underline-style="none" style:text-blinking="false" loext:padding="0cm" loext:border="none"/>
    </style:style>
    <style:style style:name="T3" style:family="text">
      <style:text-properties fo:text-transform="uppercase" style:text-line-through-style="none" style:text-line-through-type="none" style:text-underline-style="none" style:text-blinking="false" loext:padding="0cm" loext:border="none"/>
    </style:style>
    <style:style style:name="T4" style:family="text">
      <style:text-properties fo:text-transform="uppercase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5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6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7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8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12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7" style:family="text">
      <style:text-properties fo:font-variant="normal" fo:text-transform="none" fo:color="#000000" loext:opacity="100%" fo:font-size="13.5pt" fo:letter-spacing="normal" fo:font-style="normal" fo:font-weight="bold" fo:background-color="#272822" loext:char-shading-value="0" loext:padding="0cm" loext:border="none"/>
    </style:style>
    <style:style style:name="T18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T19" style:family="text">
      <style:text-properties fo:font-variant="normal" fo:text-transform="none" fo:color="#000000" loext:opacity="100%" fo:letter-spacing="normal" fo:background-color="#272822" loext:char-shading-value="0" loext:padding="0cm" loext:border="none"/>
    </style:style>
    <style:style style:name="T20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21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22" style:family="text">
      <style:text-properties fo:font-variant="normal" fo:text-transform="none" fo:color="#dddddd" loext:opacity="100%" fo:letter-spacing="normal" fo:background-color="#272822" loext:char-shading-value="0" loext:padding="0cm" loext:border="none"/>
    </style:style>
    <style:style style:name="T23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24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25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26" style:family="text">
      <style:text-properties fo:font-variant="normal" fo:text-transform="none" fo:font-size="13.5pt" fo:letter-spacing="normal" fo:font-style="normal" fo:font-weight="bold" fo:background-color="#272822" loext:char-shading-value="0" loext:padding="0cm" loext:border="none"/>
    </style:style>
    <style:style style:name="T27" style:family="text">
      <style:text-properties fo:font-variant="normal" fo:text-transform="none" fo:font-size="13.5pt" fo:letter-spacing="normal" fo:font-style="normal" fo:font-weight="normal" fo:background-color="#272822" loext:char-shading-value="0" loext:padding="0cm" loext:border="none"/>
    </style:style>
    <style:style style:name="T28" style:family="text">
      <style:text-properties fo:font-variant="normal" fo:text-transform="none" fo:letter-spacing="normal" fo:background-color="#272822" loext:char-shading-value="0" loext:padding="0cm" loext:border="none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ão na massa: identificando objetos com MobileNetV2</text:h>
      <text:p text:style-name="P7"><text:a xlink:type="simple" xlink:href="https://cursos.alura.com.br/course/fundamentos-ia-investigando-algoritmos-abordagens-machine-learning/task/189648/next" text:style-name="Internet_20_link" text:visited-style-name="Visited_20_Internet_20_Link"><text:span text:style-name="T5"> </text:span></text:a><text:a xlink:type="simple" xlink:href="https://cursos.alura.com.br/course/fundamentos-ia-investigando-algoritmos-abordagens-machine-learning/task/189648/next" text:style-name="Internet_20_link" text:visited-style-name="Visited_20_Internet_20_Link"><text:span text:style-name="T6">Próxima Atividade</text:span></text:a></text:p>
      <text:p text:style-name="P9"><draw:frame draw:style-name="fr1" draw:name="Quadro1" text:anchor-type="char" svg:width="0.041cm" draw:z-index="0"><draw:text-box fo:min-height="0.041cm"><text:list xml:id="list668800206" text:style-name="L1"><text:list-item><text:p text:style-name="P8"/></text:list-item></text:list></draw:text-box></draw:frame>Exploramos como o aprendizado por reforço funciona, permitindo que um agente aprenda por meio de interações com um ambiente, recebendo recompensas ou penalidades por suas ações. Agora, é hora de colocar a mão na massa!</text:p>
      <text:p text:style-name="P9">Imagine que você está desenvolvendo um agente para atravessar um lago congelado com segurança. Para isso, usaremos o ambiente FrozenLake da biblioteca gymnasium, um clássico para experimentos de aprendizado por reforço.</text:p>
      <text:p text:style-name="P9">Sua tarefa é treinar um agente que aprenda a atravessar o lago sem cair em buracos. Utilizaremos o algoritmo de Q-Learning para essa atividade.</text:p>
      <text:p text:style-name="P16"><text:span text:style-name="T15">Utilize o </text:span><text:a xlink:type="simple" xlink:href="https://colab.research.google.com/" office:target-frame-name="_blank" xlink:show="new" text:style-name="Internet_20_link" text:visited-style-name="Visited_20_Internet_20_Link">Google Colaboratory</text:a><text:span text:style-name="T15"> para implementar e treinar o agente seguindo estas etapas:</text:span></text:p>
      <text:p text:style-name="P16"><text:span text:style-name="Strong_20_Emphasis"><text:span text:style-name="T15">1 - Configurar o ambiente</text:span></text:span></text:p>
      <text:list xml:id="list4075152295" text:style-name="L2">
        <text:list-item>
          <text:p text:style-name="P17"><text:span text:style-name="T15">Instale a biblioteca </text:span><text:span text:style-name="Source_20_Text"><text:span text:style-name="T16">gymnasium</text:span></text:span><text:span text:style-name="T15">.</text:span></text:p>
        </text:list-item>
        <text:list-item>
          <text:p text:style-name="P17"><text:span text:style-name="T15">Importe as dependências necessárias e inicialize o ambiente </text:span><text:span text:style-name="Source_20_Text"><text:span text:style-name="T16">FrozenLake-v1</text:span></text:span><text:span text:style-name="T15">.</text:span></text:p>
        </text:list-item>
      </text:list>
      <text:p text:style-name="P16"><text:span text:style-name="Strong_20_Emphasis"><text:span text:style-name="T15">2 - Definir os hiperparâmetros do agente</text:span></text:span></text:p>
      <text:list xml:id="list431676496" text:style-name="L3">
        <text:list-item>
          <text:p text:style-name="P10">Inicialize a Q-table com zeros.</text:p>
        </text:list-item>
        <text:list-item>
          <text:p text:style-name="P18"><text:span text:style-name="T15">Defina os parâmetros de aprendizado, como taxa de aprendizado (</text:span><text:span text:style-name="Source_20_Text"><text:span text:style-name="T16">alpha</text:span></text:span><text:span text:style-name="T15">), fator de desconto (</text:span><text:span text:style-name="Source_20_Text"><text:span text:style-name="T16">gamma</text:span></text:span><text:span text:style-name="T15">) e taxa de exploração (</text:span><text:span text:style-name="Source_20_Text"><text:span text:style-name="T16">epsilon</text:span></text:span><text:span text:style-name="T15">).</text:span></text:p>
        </text:list-item>
      </text:list>
      <text:p text:style-name="P16"><text:span text:style-name="Strong_20_Emphasis"><text:span text:style-name="T15">3 - Treinar o agente com Q-Learning</text:span></text:span></text:p>
      <text:list xml:id="list1083321295" text:style-name="L4">
        <text:list-item>
          <text:p text:style-name="P11">Para cada episódio:</text:p>
          <text:list>
            <text:list-item>
              <text:p text:style-name="P11">Escolha uma ação com base na política “epsilon-greedy”.</text:p>
            </text:list-item>
            <text:list-item>
              <text:p text:style-name="P11">Atualize a Q-table com base na recompensa recebida.</text:p>
            </text:list-item>
          </text:list>
        </text:list-item>
      </text:list>
      <text:p text:style-name="P16"><text:span text:style-name="Strong_20_Emphasis"><text:span text:style-name="T15">4 - Avaliar o desempenho</text:span></text:span></text:p>
      <text:list xml:id="list3769901965" text:style-name="L5">
        <text:list-item>
          <text:p text:style-name="P12"><text:soft-page-break/>Após o treinamento, faça o agente executar o ambiente sem exploração (apenas escolhendo as melhores ações aprendidas).</text:p>
        </text:list-item>
        <text:list-item>
          <text:p text:style-name="P12">Meça o número de episódios bem-sucedidos.</text:p>
        </text:list-item>
      </text:list>
      <text:p text:style-name="P16"><text:span text:style-name="Strong_20_Emphasis"><text:span text:style-name="T15">5 - Experimentar com parâmetros diferentes</text:span></text:span></text:p>
      <text:list xml:id="list931440239" text:style-name="L6">
        <text:list-item>
          <text:p text:style-name="P19"><text:span text:style-name="T15">Tente modificar valores de </text:span><text:span text:style-name="Source_20_Text"><text:span text:style-name="T16">alpha</text:span></text:span><text:span text:style-name="T15">, </text:span><text:span text:style-name="Source_20_Text"><text:span text:style-name="T16">gamma</text:span></text:span><text:span text:style-name="T15"> e </text:span><text:span text:style-name="Source_20_Text"><text:span text:style-name="T16">epsilon</text:span></text:span><text:span text:style-name="T15"> para observar como o aprendizado do agente muda.</text:span></text:p>
        </text:list-item>
      </text:list>
      <text:p text:style-name="P20"/>
      <text:p text:style-name="P6">Resposta:</text:p>
      <text:p text:style-name="P6"/>
      <text:p text:style-name="P21"><text:span text:style-name="T11">Disponibilizamos aqui uma implementação simples de Q-Learning para o ambiente </text:span><text:span text:style-name="Source_20_Text"><text:span text:style-name="T13">FrozenLake-v1</text:span></text:span><text:span text:style-name="T11"> usando Python. O código inclui comentários detalhados para que você consiga acompanhar melhor a lógica por trás de cada passo implementado.</text:span></text:p>
      <text:p text:style-name="P13">Essa abordagem demonstra como um agente pode aprender por meio de tentativas e erros, otimizando suas ações com base nas recompensas recebidas.</text:p>
      <text:p text:style-name="P13">Experimente ajustar os hiperparâmetros para ver como o comportamento do agente muda!</text:p>
      <text:p text:style-name="P3"><text:span text:style-name="Source_20_Text"><text:span text:style-name="T17">import</text:span></text:span><text:span text:style-name="Source_20_Text"><text:span text:style-name="T18"> numpy </text:span></text:span><text:span text:style-name="Source_20_Text"><text:span text:style-name="T17">as</text:span></text:span><text:span text:style-name="Source_20_Text"><text:span text:style-name="T18"> np</text:span></text:span></text:p>
      <text:p text:style-name="P3"><text:span text:style-name="Source_20_Text"><text:span text:style-name="T17">import</text:span></text:span><text:span text:style-name="Source_20_Text"><text:span text:style-name="T18"> gymnasium </text:span></text:span><text:span text:style-name="Source_20_Text"><text:span text:style-name="T17">as</text:span></text:span><text:span text:style-name="Source_20_Text"><text:span text:style-name="T18"> gym</text:span></text:span></text:p>
      <text:p text:style-name="P5"/>
      <text:p text:style-name="P3"><text:span text:style-name="Source_20_Text"><text:span text:style-name="T18"># Inicializar o ambiente FrozenLake</text:span></text:span></text:p>
      <text:p text:style-name="P3"><text:span text:style-name="Source_20_Text"><text:span text:style-name="T18"># O agente precisa atravessar um lago congelado sem cair nos buracos</text:span></text:span></text:p>
      <text:p text:style-name="P3"><text:span text:style-name="Source_20_Text"><text:span text:style-name="T18">env = gym.make("FrozenLake-v1", is_slippery=</text:span></text:span><text:span text:style-name="Source_20_Text"><text:span text:style-name="T17">True</text:span></text:span><text:span text:style-name="Source_20_Text"><text:span text:style-name="T18">)</text:span></text:span></text:p>
      <text:p text:style-name="P5"/>
      <text:p text:style-name="P3"><text:span text:style-name="Source_20_Text"><text:span text:style-name="T18"># Definir os hiperparâmetros do Q-Learning</text:span></text:span></text:p>
      <text:p text:style-name="P3"><text:span text:style-name="Source_20_Text"><text:span text:style-name="T18">alpha = 0.8 <text:s/># Taxa de aprendizado: o quanto o agente aprende de novas informações</text:span></text:span></text:p>
      <text:p text:style-name="P3"><text:span text:style-name="Source_20_Text"><text:span text:style-name="T18">gamma = 0.95 <text:s/># Fator de desconto: quão importante são as recompensas futuras em comparação com as imediatas</text:span></text:span></text:p>
      <text:p text:style-name="P3"><text:span text:style-name="Source_20_Text"><text:span text:style-name="T18">epsilon = 1.0 <text:s/># Probabilidade inicial de explorar ações aleatórias</text:span></text:span></text:p>
      <text:p text:style-name="P3"><text:span text:style-name="Source_20_Text"><text:span text:style-name="T18">epsilon_decay = 0.999 <text:s/># Reduz gradualmente a exploração conforme o agente aprende</text:span></text:span></text:p>
      <text:p text:style-name="P3"><text:span text:style-name="Source_20_Text"><text:span text:style-name="T18">epsilon_min = 0.01 <text:s/># Limite mínimo de exploração para garantir que o agente ainda explore um pouco</text:span></text:span></text:p>
      <text:p text:style-name="P3"><text:span text:style-name="Source_20_Text"><text:span text:style-name="T18">num_episodes = 20000 <text:s/># Número total de tentativas de aprendizado (episódios)</text:span></text:span></text:p>
      <text:p text:style-name="P5"/>
      <text:p text:style-name="P3"><text:span text:style-name="Source_20_Text"><text:span text:style-name="T18"># Criar a tabela Q (Q-table) com zeros</text:span></text:span></text:p>
      <text:p text:style-name="P3"><text:soft-page-break/><text:span text:style-name="Source_20_Text"><text:span text:style-name="T18"># As linhas representam os estados e as colunas representam as ações</text:span></text:span></text:p>
      <text:p text:style-name="P4"><text:span text:style-name="Source_20_Text"><text:span text:style-name="T18">q_table = np.zeros((env.observation_space.n, env.action_space.n))</text:span></text:span></text:p>
      <text:p text:style-name="P5"/>
      <text:p text:style-name="P3"><text:span text:style-name="Source_20_Text"><text:span text:style-name="T18"># Iniciar o treinamento do agente</text:span></text:span></text:p>
      <text:p text:style-name="P3"><text:span text:style-name="Source_20_Text"><text:span text:style-name="T17">for</text:span></text:span><text:span text:style-name="Source_20_Text"><text:span text:style-name="T18"> episode </text:span></text:span><text:span text:style-name="Source_20_Text"><text:span text:style-name="T17">in</text:span></text:span><text:span text:style-name="Source_20_Text"><text:span text:style-name="T18"> range(num_episodes):</text:span></text:span></text:p>
      <text:p text:style-name="P3"><text:span text:style-name="Source_20_Text"><text:span text:style-name="T19"><text:s text:c="4"/></text:span></text:span><text:span text:style-name="Source_20_Text"><text:span text:style-name="T18"># Reiniciar o ambiente a cada episódio</text:span></text:span></text:p>
      <text:p text:style-name="P4"><text:span text:style-name="Source_20_Text"><text:span text:style-name="T19"><text:s text:c="4"/></text:span></text:span><text:span text:style-name="Source_20_Text"><text:span text:style-name="T18">state, _ = env.reset()</text:span></text:span></text:p>
      <text:p text:style-name="P3"><text:span text:style-name="Source_20_Text"><text:span text:style-name="T19"><text:s text:c="4"/></text:span></text:span><text:span text:style-name="Source_20_Text"><text:span text:style-name="T18">done = </text:span></text:span><text:span text:style-name="Source_20_Text"><text:span text:style-name="T17">False</text:span></text:span></text:p>
      <text:p text:style-name="P5"/>
      <text:p text:style-name="P3"><text:span text:style-name="Source_20_Text"><text:span text:style-name="T19"><text:s text:c="4"/></text:span></text:span><text:span text:style-name="Source_20_Text"><text:span text:style-name="T17">while</text:span></text:span><text:span text:style-name="Source_20_Text"><text:span text:style-name="T18"> </text:span></text:span><text:span text:style-name="Source_20_Text"><text:span text:style-name="T17">not</text:span></text:span><text:span text:style-name="Source_20_Text"><text:span text:style-name="T18"> done:</text:span></text:span></text:p>
      <text:p text:style-name="P3"><text:span text:style-name="Source_20_Text"><text:span text:style-name="T19"><text:s text:c="8"/></text:span></text:span><text:span text:style-name="Source_20_Text"><text:span text:style-name="T18"># Escolher uma ação usando a estratégia epsilon-greedy</text:span></text:span></text:p>
      <text:p text:style-name="P3"><text:span text:style-name="Source_20_Text"><text:span text:style-name="T19"><text:s text:c="8"/></text:span></text:span><text:span text:style-name="Source_20_Text"><text:span text:style-name="T18"># Com probabilidade 'epsilon', escolhemos uma ação aleatória (exploração)</text:span></text:span></text:p>
      <text:p text:style-name="P3"><text:span text:style-name="Source_20_Text"><text:span text:style-name="T19"><text:s text:c="8"/></text:span></text:span><text:span text:style-name="Source_20_Text"><text:span text:style-name="T18"># Caso contrário, escolhemos a melhor ação conhecida até o momento (exploração)</text:span></text:span></text:p>
      <text:p text:style-name="P3"><text:span text:style-name="Source_20_Text"><text:span text:style-name="T19"><text:s text:c="8"/></text:span></text:span><text:span text:style-name="Source_20_Text"><text:span text:style-name="T17">if</text:span></text:span><text:span text:style-name="Source_20_Text"><text:span text:style-name="T18"> np.random.rand() &lt; epsilon:</text:span></text:span></text:p>
      <text:p text:style-name="P3"><text:span text:style-name="Source_20_Text"><text:span text:style-name="T19"><text:s text:c="12"/></text:span></text:span><text:span text:style-name="Source_20_Text"><text:span text:style-name="T18">action = env.action_space.sample() <text:s/># Explorar uma ação aleatória</text:span></text:span></text:p>
      <text:p text:style-name="P3"><text:span text:style-name="Source_20_Text"><text:span text:style-name="T19"><text:s text:c="8"/></text:span></text:span><text:span text:style-name="Source_20_Text"><text:span text:style-name="T17">else</text:span></text:span><text:span text:style-name="Source_20_Text"><text:span text:style-name="T18">:</text:span></text:span></text:p>
      <text:p text:style-name="P3"><text:span text:style-name="Source_20_Text"><text:span text:style-name="T19"><text:s text:c="12"/></text:span></text:span><text:span text:style-name="Source_20_Text"><text:span text:style-name="T18">action = np.argmax(q_table[state]) <text:s/># Explorar a ação com maior valor na Q-table</text:span></text:span></text:p>
      <text:p text:style-name="P5"/>
      <text:p text:style-name="P3"><text:span text:style-name="Source_20_Text"><text:span text:style-name="T19"><text:s text:c="8"/></text:span></text:span><text:span text:style-name="Source_20_Text"><text:span text:style-name="T18"># Executar a ação escolhida no ambiente</text:span></text:span></text:p>
      <text:p text:style-name="P4"><text:span text:style-name="Source_20_Text"><text:span text:style-name="T19"><text:s text:c="8"/></text:span></text:span><text:span text:style-name="Source_20_Text"><text:span text:style-name="T18">next_state, reward, done, truncated, _ = env.step(action)</text:span></text:span></text:p>
      <text:p text:style-name="P5"/>
      <text:p text:style-name="P3"><text:span text:style-name="Source_20_Text"><text:span text:style-name="T19"><text:s text:c="8"/></text:span></text:span><text:span text:style-name="Source_20_Text"><text:span text:style-name="T18"># Atualizar a Q-table com a fórmula de aprendizado por reforço</text:span></text:span></text:p>
      <text:p text:style-name="P3"><text:span text:style-name="Source_20_Text"><text:span text:style-name="T19"><text:s text:c="8"/></text:span></text:span><text:span text:style-name="Source_20_Text"><text:span text:style-name="T18"># Q(s, a) = Q(s, a) + alpha * (recompensa + desconto * max(Q(s', a')) - Q(s, a))</text:span></text:span></text:p>
      <text:p text:style-name="P3"><text:span text:style-name="Source_20_Text"><text:span text:style-name="T19"><text:s text:c="8"/></text:span></text:span><text:span text:style-name="Source_20_Text"><text:span text:style-name="T18">best_next_action = np.max(q_table[next_state]) <text:s/># Melhor ação no próximo estado</text:span></text:span></text:p>
      <text:p text:style-name="P4"><text:span text:style-name="Source_20_Text"><text:span text:style-name="T19"><text:s text:c="8"/></text:span></text:span><text:span text:style-name="Source_20_Text"><text:span text:style-name="T18">q_table[state, action] += alpha * (reward + gamma * best_next_action - q_table[state, action])</text:span></text:span></text:p>
      <text:p text:style-name="P5"/>
      <text:p text:style-name="P3"><text:span text:style-name="Source_20_Text"><text:span text:style-name="T19"><text:s text:c="8"/></text:span></text:span><text:span text:style-name="Source_20_Text"><text:span text:style-name="T18"># Avançar para o próximo estado</text:span></text:span></text:p>
      <text:p text:style-name="P4"><text:span text:style-name="Source_20_Text"><text:span text:style-name="T19"><text:s text:c="8"/></text:span></text:span><text:span text:style-name="Source_20_Text"><text:span text:style-name="T18">state = next_state</text:span></text:span></text:p>
      <text:p text:style-name="P5"/>
      <text:p text:style-name="P3"><text:span text:style-name="Source_20_Text"><text:span text:style-name="T19"><text:s text:c="4"/></text:span></text:span><text:span text:style-name="Source_20_Text"><text:span text:style-name="T18"># Reduzir a taxa de exploração gradualmente, sem ultrapassar o mínimo definido</text:span></text:span></text:p>
      <text:p text:style-name="P3"><text:span text:style-name="Source_20_Text"><text:span text:style-name="T19"><text:s text:c="4"/></text:span></text:span><text:span text:style-name="Source_20_Text"><text:span text:style-name="T17">if</text:span></text:span><text:span text:style-name="Source_20_Text"><text:span text:style-name="T18"> epsilon &gt; epsilon_min:</text:span></text:span></text:p>
      <text:p text:style-name="P4"><text:span text:style-name="Source_20_Text"><text:span text:style-name="T19"><text:s text:c="8"/></text:span></text:span><text:span text:style-name="Source_20_Text"><text:span text:style-name="T18">epsilon *= epsilon_decay</text:span></text:span></text:p>
      <text:p text:style-name="P5"/>
      <text:p text:style-name="P3"><text:span text:style-name="Source_20_Text"><text:span text:style-name="T18"># Avaliar o desempenho do agente treinado</text:span></text:span></text:p>
      <text:p text:style-name="P3"><text:span text:style-name="Source_20_Text"><text:span text:style-name="T18"># Aqui, testamos 1000 episódios para verificar quantas vezes ele atravessa o lago com sucesso</text:span></text:span></text:p>
      <text:p text:style-name="P3"><text:soft-page-break/><text:span text:style-name="Source_20_Text"><text:span text:style-name="T18">successes = 0</text:span></text:span></text:p>
      <text:p text:style-name="P3"><text:span text:style-name="Source_20_Text"><text:span text:style-name="T17">for</text:span></text:span><text:span text:style-name="Source_20_Text"><text:span text:style-name="T18"> episode </text:span></text:span><text:span text:style-name="Source_20_Text"><text:span text:style-name="T17">in</text:span></text:span><text:span text:style-name="Source_20_Text"><text:span text:style-name="T18"> range(1000):</text:span></text:span></text:p>
      <text:p text:style-name="P4"><text:span text:style-name="Source_20_Text"><text:span text:style-name="T19"><text:s text:c="4"/></text:span></text:span><text:span text:style-name="Source_20_Text"><text:span text:style-name="T18">state, _ = env.reset()</text:span></text:span></text:p>
      <text:p text:style-name="P3"><text:span text:style-name="Source_20_Text"><text:span text:style-name="T19"><text:s text:c="4"/></text:span></text:span><text:span text:style-name="Source_20_Text"><text:span text:style-name="T18">done = </text:span></text:span><text:span text:style-name="Source_20_Text"><text:span text:style-name="T17">False</text:span></text:span></text:p>
      <text:p text:style-name="P3"><text:span text:style-name="Source_20_Text"><text:span text:style-name="T19"><text:s text:c="4"/></text:span></text:span><text:span text:style-name="Source_20_Text"><text:span text:style-name="T17">while</text:span></text:span><text:span text:style-name="Source_20_Text"><text:span text:style-name="T18"> </text:span></text:span><text:span text:style-name="Source_20_Text"><text:span text:style-name="T17">not</text:span></text:span><text:span text:style-name="Source_20_Text"><text:span text:style-name="T18"> done:</text:span></text:span></text:p>
      <text:p text:style-name="P3"><text:span text:style-name="Source_20_Text"><text:span text:style-name="T19"><text:s text:c="8"/></text:span></text:span><text:span text:style-name="Source_20_Text"><text:span text:style-name="T18"># O agente agora só escolhe a melhor ação aprendida (sem exploração aleatória)</text:span></text:span></text:p>
      <text:p text:style-name="P4"><text:span text:style-name="Source_20_Text"><text:span text:style-name="T19"><text:s text:c="8"/></text:span></text:span><text:span text:style-name="Source_20_Text"><text:span text:style-name="T18">action = np.argmax(q_table[state])</text:span></text:span></text:p>
      <text:p text:style-name="P4"><text:span text:style-name="Source_20_Text"><text:span text:style-name="T19"><text:s text:c="8"/></text:span></text:span><text:span text:style-name="Source_20_Text"><text:span text:style-name="T18">state, reward, done, truncated, _ = env.step(action)</text:span></text:span></text:p>
      <text:p text:style-name="P3"><text:span text:style-name="Source_20_Text"><text:span text:style-name="T19"><text:s text:c="8"/></text:span></text:span><text:span text:style-name="Source_20_Text"><text:span text:style-name="T17">if</text:span></text:span><text:span text:style-name="Source_20_Text"><text:span text:style-name="T18"> done </text:span></text:span><text:span text:style-name="Source_20_Text"><text:span text:style-name="T17">and</text:span></text:span><text:span text:style-name="Source_20_Text"><text:span text:style-name="T18"> reward == 1.0:</text:span></text:span></text:p>
      <text:p text:style-name="P3"><text:span text:style-name="Source_20_Text"><text:span text:style-name="T19"><text:s text:c="12"/></text:span></text:span><text:span text:style-name="Source_20_Text"><text:span text:style-name="T18">successes += 1 <text:s/># Contabilizar os sucessos</text:span></text:span></text:p>
      <text:p text:style-name="P5"/>
      <text:p text:style-name="P3"><text:span text:style-name="Source_20_Text"><text:span text:style-name="T18"># Exibir o resultado final</text:span></text:span></text:p>
      <text:p text:style-name="P3"><text:span text:style-name="Source_20_Text"><text:span text:style-name="T18">print(f"O agente conseguiu atravessar o lago com sucesso em {successes} de 1000 episódios.")</text:span></text:span></text:p>
      <text:p text:style-name="P2">Copiar código</text:p>
      <text:p text:style-name="P13">Para melhorar o desempenho do agente, você pode ajustar os hiperparâmetros para incentivar mais exploração no início e, gradualmente, focar na exploração das melhores ações.</text:p>
      <text:p text:style-name="P13">Por exemplo, você pode implementar a seguinte mudança:</text:p>
      <text:list xml:id="list1819156329" text:style-name="L7">
        <text:list-item>
          <text:p text:style-name="P15"><text:span text:style-name="T14">Diminuição gradual do </text:span><text:span text:style-name="Source_20_Text"><text:span text:style-name="T16">epsilon</text:span></text:span><text:span text:style-name="T14"> (exploração): Comece com um valor mais alto e diminua ao longo do tempo.</text:span></text:p>
        </text:list-item>
        <text:list-item>
          <text:p text:style-name="P15"><text:span text:style-name="T14">Aumento da taxa de aprendizado (</text:span><text:span text:style-name="Source_20_Text"><text:span text:style-name="T16">alpha</text:span></text:span><text:span text:style-name="T14">): O agente aprende mais rápido.</text:span></text:p>
        </text:list-item>
        <text:list-item>
          <text:p text:style-name="P14">Mais episódios de treinamento: Maior chance de aprender um comportamento ideal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29:03.063184534</meta:creation-date>
    <dc:date>2025-09-10T19:29:45.632607319</dc:date>
    <meta:editing-duration>PT4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85" meta:word-count="801" meta:character-count="5358" meta:non-whitespace-character-count="4428"/>
  </office:meta>
</office:document-meta>
</file>